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280" officeooo:paragraph-rsid="00093280"/>
    </style:style>
    <style:style style:name="P2" style:family="paragraph" style:parent-style-name="Standard">
      <style:text-properties officeooo:rsid="000b085e" officeooo:paragraph-rsid="000b0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iii</text:p>
      <text:p text:style-name="P1"/>
      <text:p text:style-name="P1"/>
      <text:p text:style-name="P2">outra alter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3T16:30:24.663000000</meta:creation-date>
    <dc:date>2025-09-03T16:35:18.757000000</dc:date>
    <meta:editing-duration>PT19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" meta:word-count="3" meta:character-count="20" meta:non-whitespace-character-count="19"/>
  </office:meta>
</office:document-meta>
</file>